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3c41" officeooo:paragraph-rsid="00153c41"/>
    </style:style>
    <style:style style:name="P2" style:family="paragraph" style:parent-style-name="Preformatted_20_Text">
      <style:text-properties officeooo:rsid="00153c41" officeooo:paragraph-rsid="00153c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te rvm</text:p>
      <text:p text:style-name="P1"/>
      <text:p text:style-name="P2">rvm list know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1:18:02.700529296</meta:creation-date>
    <dc:date>2016-02-12T11:18:41.238825064</dc:date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23" meta:non-whitespace-character-count="20"/>
    <meta:generator>LibreOffice/4.2.8.2$Linux_X86_64 LibreOffice_project/420m0$Build-2</meta:generator>
  </office:meta>
</office:document-meta>
</file>